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en</text:p>
      <text:p text:style-name="P3"><text:tab/>-Knoten verbunden mit Kanten</text:p>
      <text:p text:style-name="P3"><text:tab/>-"Vollständig" wenn alle Knoten durch eine Kante verbunden sind</text:p>
      <text:p text:style-name="P3"><text:tab/><text:tab/>-&gt; z.B. Dreieck, nicht Quadrat</text:p>
      <text:p text:style-name="P3"><text:tab/><text:tab/>- hat bei n Knoten n(n-1)/2 Kanten</text:p>
      <text:p text:style-name="P3"><text:tab/>-"Planar" Wenn eine Einbettung existiert bei der sich die Kanten nicht kreuzen</text:p>
      <text:p text:style-name="P3"><text:tab/>-"Einbettung" Jeder Knoten bekommt feste Position durch z.B. Koordinatensystem</text:p>
      <text:p text:style-name="P3"><text:tab/>-bei Maximal Planaren Graphen: anzKnoten + anzFlächen = anzKanten +2</text:p>
      <text:p text:style-name="P3"><text:tab/>-"Maximal Planar" wenn eine Kante fehlt, dass es nicht mehr planar ist</text:p>
      <text:p text:style-name="P3"><text:tab/>-"Gerichtet" es gibt ne Kante von Knoten1 zu Knoten 2 aber nicht von Knoten2 zu Knoten 1</text:p>
      <text:p text:style-name="P3"><text:tab/><text:tab/>-Paare sind geordnet</text:p>
      <text:p text:style-name="P3"><text:tab/><text:tab/>-Ist eine Kante gerichtet, sind alle gerichtet</text:p>
      <text:p text:style-name="P3"><text:tab/>-"Gewichtet" Kanten haben Gewichtungen für z.B. Länge oder bla</text:p>
      <text:p text:style-name="P3"><text:tab/>-"x-fach" – "Zusammenhängend" zwischen Punkten gibt es x verschiedene Verbindungen</text:p>
      <text:p text:style-name="P3"><text:tab/>-"Kreisfrei" (meistens Gerichtet)</text:p>
      <text:p text:style-name="P3"><text:tab/>Möglichkeit der Speicherung:</text:p>
      <text:p text:style-name="P3"><text:tab/><text:tab/>-Als Menge von Paaren</text:p>
      <text:p text:style-name="P3"><text:tab/><text:tab/>-Jeder Knoten hat seine Nachbarn gespeichert(Adjazenzliste)</text:p>
      <text:p text:style-name="P3"><text:tab/><text:tab/>-Als Matrix: <text:tab/>-Außen KnotenNamen</text:p>
      <text:p text:style-name="P3"><text:tab/><text:tab/><text:tab/><text:tab/>-Innen Gewichte</text:p>
      <text:p text:style-name="P3"/>
      <text:p text:style-name="P1">Wegesuche:</text:p>
      <text:p text:style-name="P3"><text:tab/>-Fragestellungen:</text:p>
      <text:p text:style-name="P3"><text:tab/><text:tab/>-Gibt es eine Verbindung?</text:p>
      <text:p text:style-name="P3"><text:tab/><text:tab/>-Was kostet dieser Weg? Welcher ist der billigste?</text:p>
      <text:p text:style-name="P3"><text:tab/>-Dijkstra:</text:p>
      <text:p text:style-name="P3"><text:tab/><text:tab/>-Man weiß welcher Knoten bereits abgearbeitet ist</text:p>
      <text:p text:style-name="P3"><text:tab/><text:tab/>-Wege bekommen kosten (Gewichteter Graph)</text:p>
      <text:p text:style-name="P3"><text:tab/><text:tab/>-Zeiger auf Vorgängerknoten zum merken</text:p>
      <text:p text:style-name="P3"><text:tab/><text:tab/>Algorithmus:</text:p>
      <text:p text:style-name="P3"><text:tab/><text:tab/>-Solange Knotenschlange nicht leer mach weiter</text:p>
      <text:p text:style-name="P3"><text:tab/><text:tab/>-Alle Nachbarn immer durchporobieren</text:p>
      <text:p text:style-name="P3"><text:tab/><text:tab/>-&gt; funktioniert nicht mt neativen Gewichten</text:p>
      <text:p text:style-name="P3"><text:tab/><text:tab/>.&gt; bei Kreisen</text:p>
      <text:p text:style-name="P3"><text:tab/><text:tab/>-Komplexität/Laufzeit (|v| ² + |e|</text:p>
      <text:p text:style-name="P3"><text:tab/><text:tab/><text:tab/>-primitiv</text:p>
      <text:p text:style-name="P4"><text:tab/>-A* Algorithmus</text:p>
      <text:p text:style-name="P4"><text:tab/><text:tab/>-Dijkstra leicht modifiziert</text:p>
      <text:p text:style-name="P4"><text:tab/><text:tab/>-Für jeden erreichten Knoten schätzung wie weit es ist</text:p>
      <text:p text:style-name="P2"><text:span text:style-name="T1"><text:tab/><text:tab/>-evtl. Auch </text:span><text:span text:style-name="T2">schlechtere</text:span><text:span text:style-name="T1"> Lösungen</text:span></text:p>
      <text:p text:style-name="P4"><text:tab/><text:tab/>Gute Schätzung = Heuklidischer Abstand</text:p>
      <text:p text:style-name="P4"><text:tab/>-Wenn es schnell gehen muss,</text:p>
      <text:p text:style-name="P4"><text:tab/><text:tab/>-Bisschen überschätzen</text:p>
      <text:p text:style-name="P4"><text:tab/>-In Spielen in der Praxis aufhören wenn man den Zielknoten gefunden hat</text:p>
      <text:p text:style-name="P4"><text:tab/></text:p>
      <text:p text:style-name="P2">Grapherzeugung:</text:p>
      <text:p text:style-name="P4"><text:tab/>-Einmalig und Offline</text:p>
      <text:p text:style-name="P4"><text:tab/>-Komplexität des Graphen wichtig für rechengeschwindigkeit usw.</text:p>
      <text:p text:style-name="P4"><text:tab/>Freespace-Notation</text:p>
      <text:p text:style-name="P4"><text:tab/><text:tab/>-Wo kann ich hin? -&gt; Freespace</text:p>
      <text:p text:style-name="P4"><text:tab/><text:tab/>-Rest wird nicht modelliert im Graphen</text:p>
      <text:p text:style-name="P4"><text:tab/></text:p>
      <text:p text:style-name="P4"><text:soft-page-break/><text:tab/>Weg nicht gleich Weg:</text:p>
      <text:p text:style-name="P4"><text:tab/>-Möglichekeit des Gitters:</text:p>
      <text:p text:style-name="P4"><text:tab/><text:tab/>-Sehr ungenau, aber simpel</text:p>
      <text:p text:style-name="P4"><text:tab/><text:tab/>-ist freespace oder nicht? ...</text:p>
      <text:p text:style-name="P4"><text:tab/><text:tab/>Pfadglättung:</text:p>
      <text:p text:style-name="P4"><text:tab/><text:tab/><text:tab/>Solange nur freespace als knoten dazwischen</text:p>
      <text:p text:style-name="P4"><text:tab/><text:tab/><text:tab/><text:tab/>-&gt; Fahr direkt hin</text:p>
      <text:p text:style-name="P4"><text:tab/>-Triangilurieren:</text:p>
      <text:p text:style-name="P4"><text:tab/><text:tab/>Karte in Dreiecke zerlegen und verbundene Dreiecke sind nebenenander</text:p>
      <text:p text:style-name="P4"><text:tab/><text:tab/>-Wenn im dreieck ziel, im dreieck zum ziel fahren,</text:p>
      <text:p text:style-name="P4"><text:tab/><text:tab/><text:tab/>da dreiecke nur freespace sein können</text:p>
      <text:p text:style-name="P4"><text:tab/><text:tab/>-Wie Graphen reintun</text:p>
      <text:p text:style-name="P4"><text:tab/>Vertical cell Decomposition:</text:p>
      <text:p text:style-name="P4"><text:tab/><text:tab/>Freespace in Zellen zerlegen</text:p>
      <text:p text:style-name="P4"><text:tab/><text:tab/>-Wege innerhalb einer Zelle sollen trivial sein</text:p>
      <text:p text:style-name="P4"><text:tab/><text:tab/>Nachbarschaft von Zellen einf feststellbar</text:p>
      <text:p text:style-name="P4"><text:tab/><text:tab/>-Eventuelles finden der Ziel Zelle</text:p>
      <text:p text:style-name="P4"><text:tab/><text:tab/>Wie aufteilen in Dreiecke:</text:p>
      <text:p text:style-name="P4"><text:tab/><text:tab/><text:tab/>-Von jeder Ecke nach oben und unten ein strahl solange nicht mehr weitergeht</text:p>
      <text:p text:style-name="P4"><text:tab/><text:tab/><text:tab/><text:tab/>-Von Polygon und Map</text:p>
      <text:p text:style-name="P4"><text:tab/><text:tab/>-Pro Zelle und pro Strahl ein knoten</text:p>
      <text:p text:style-name="P4"><text:tab/><text:tab/>-Kanten zwischen Zellen und Strahlen</text:p>
      <text:p text:style-name="P4"><text:tab/><text:tab/>-Alle Zwischenräume sind Konvex -&gt; Man kann alle punkte darin verbinden</text:p>
      <text:p text:style-name="P4"><text:tab/><text:tab/>-Am Ende Zerlegungvergessen und Graphen behalten<text:tab/></text:p>
      <text:p text:style-name="P4"/>
      <text:p text:style-name="P4"><text:tab/><text:tab/>-In Zelle von Startpunkt gerade Linie zum ersten Knoten laufen</text:p>
      <text:p text:style-name="P4"><text:tab/><text:tab/>-In Zelle von Endpunkt gerade Linie vom letzten Knoten laufen</text:p>
      <text:p text:style-name="P4"><text:tab/><text:tab/>Spezialfälle:</text:p>
      <text:p text:style-name="P4"><text:tab/><text:tab/><text:tab/>-Vertikal verlaufende Kanten</text:p>
      <text:p text:style-name="P4"><text:tab/><text:tab/><text:tab/>-Zwei Ecken haben die selbe x-Kordinate</text:p>
      <text:p text:style-name="P4"><text:tab/>-&gt; Graph Verdichten:</text:p>
      <text:p text:style-name="P4"><text:tab/><text:tab/>-Knoten hinzufügen, interessante manuell</text:p>
      <text:p text:style-name="P4"><text:tab/><text:tab/>-Zufällige punkte hinz.</text:p>
      <text:p text:style-name="P4"><text:tab/><text:tab/>-Spielerisch interessante punkte automatisch</text:p>
      <text:p text:style-name="P4"><text:tab/><text:tab/>-simple graphen + komplexes steering</text:p>
      <text:p text:style-name="P4"><text:tab/><text:tab/>-reflexecken:</text:p>
      <text:p text:style-name="P4"><text:tab/><text:tab/><text:tab/></text:p>
      <text:p text:style-name="P4"><text:tab/>Reflexecken:</text:p>
      <text:p text:style-name="P4"><text:tab/><text:tab/>-Graph besteht aus ecken von hindernissen</text:p>
      <text:p text:style-name="P4"><text:tab/><text:tab/>-Nur konvexe Ecken</text:p>
      <text:p text:style-name="P4"><text:tab/><text:tab/>-&gt; Kürzester Wege Graph:</text:p>
      <text:p text:style-name="P4"><text:tab/><text:tab/><text:tab/>-Alle Paare von Reflexecken</text:p>
      <text:p text:style-name="P4"><text:tab/><text:tab/><text:tab/>-Wenn Verbindung vollständig im Freespace, erzeuge Kante</text:p>
      <text:p text:style-name="P4"><text:tab/><text:tab/><text:tab/>-Verbinde Start/Zielpunkt mit allen für sie sichtbaren Knoten des Graphen</text:p>
      <text:p text:style-name="P4"><text:tab/><text:tab/><text:tab/>-Kürzesten Weg suchen</text:p>
      <text:p text:style-name="P4"><text:tab/><text:tab/><text:tab/>-LOS!</text:p>
      <text:p text:style-name="P4"><text:tab/><text:tab/>-Perfekt aber nicht praktikabel</text:p>
      <text:p text:style-name="P4"><text:tab/><text:tab/>-Auf abstand zur wand achten</text:p>
      <text:p text:style-name="P4"><text:tab/><text:tab/>-Minowski Summe (Geht eh nich, ich schreibs nich auf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9M22S</meta:editing-duration>
    <meta:editing-cycles>41</meta:editing-cycles>
    <meta:generator>OpenOffice.org/3.4.1$Win32 OpenOffice.org_project/341m1$Build-9593</meta:generator>
    <dc:date>2014-05-07T13:06:15.59</dc:date>
    <meta:document-statistic meta:table-count="0" meta:image-count="0" meta:object-count="0" meta:page-count="2" meta:paragraph-count="99" meta:word-count="497" meta:character-count="3662"/>
    <meta:user-defined meta:name="Info 1"/>
    <meta:user-defined meta:name="Info 2"/>
    <meta:user-defined meta:name="Info 3"/>
    <meta:user-defined meta:name="Info 4"/>
  </office:meta>
</office:document-meta>
</file>